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LCDH+Times-Roman" svg:font-family="MALCDH+Times-Roman"/>
    <style:font-face style:name="Ubuntu" svg:font-family="Ubuntu"/>
    <style:font-face style:name="F" svg:font-family="" style:font-family-generic="roman"/>
    <style:font-face style:name="IHMNML+AdvOT2e364b11" svg:font-family="IHMNML+AdvOT2e364b11" style:font-family-generic="roman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2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Ubuntu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ff99" fo:border="0.06pt solid #000000"/>
    </style:style>
    <style:style style:name="ce5" style:family="table-cell" style:parent-style-name="Default">
      <style:table-cell-properties fo:background-color="#ff9999"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IHMNML+AdvOT2e364b1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MALCDH+Times-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MALCDH+Times-Roman" fo:font-size="6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5pt" style:language-asian="en" style:country-asian="US" style:font-style-asian="normal" style:font-weight-asian="normal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serif" fo:font-size="9pt" style:font-size-asian="12pt" style:font-size-complex="12pt"/>
    </style:style>
    <style:style style:name="T2" style:family="text">
      <style:text-properties style:font-name="serif" fo:font-size="9pt" style:font-size-asian="12pt" style:font-size-complex="12pt" style:text-position="-34%"/>
    </style:style>
    <style:style style:name="T3" style:family="text">
      <style:text-properties style:font-name="Ubuntu" fo:font-size="9pt" style:font-size-asian="12pt" style:font-size-complex="12pt"/>
    </style:style>
    <style:style style:name="T4" style:family="text">
      <style:text-properties fo:font-size="9pt" style:font-size-asian="12pt" style:font-size-complex="12pt" style:font-name="serif"/>
    </style:style>
    <style:style style:name="T5" style:family="text">
      <style:text-properties fo:font-size="9pt" style:font-size-asian="12pt" style:font-size-complex="12pt" style:font-name="serif" style:text-position="-34%"/>
    </style:style>
    <style:style style:name="T6" style:family="text">
      <style:text-properties fo:font-size="9pt" style:font-size-asian="12pt" style:font-size-complex="12pt" style:font-name="serif" style:text-position="34%"/>
    </style:style>
    <style:style style:name="T7" style:family="text">
      <style:text-properties fo:font-size="9pt" style:font-size-asian="12pt" style:font-size-complex="12pt" style:font-name="Ubuntu"/>
    </style:style>
  </office:automatic-styles>
  <office:body>
    <office:spreadsheet>
      <table:calculation-settings table:automatic-find-labels="false"/>
      <table:table table:name="Antracene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<text:span text:style-name="T1">T</text:span><text:span text:style-name="T2">c</text:span><text:span text:style-name="T1"> (K)</text:span></text:p>
          </table:table-cell>
          <table:table-cell table:style-name="ce4" office:value-type="float" office:value="876" calcext:value-type="float">
            <text:p>876</text:p>
          </table:table-cell>
          <table:table-cell/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ω</text:p>
          </table:table-cell>
          <table:table-cell table:style-name="ce4" office:value-type="float" office:value="0.3314" calcext:value-type="float">
            <text:p>0.3314</text:p>
          </table:table-cell>
          <table:table-cell/>
          <table:table-cell table:style-name="ce9" office:value-type="string" calcext:value-type="string">
            <text:p>a</text:p>
          </table:table-cell>
          <table:table-cell table:style-name="ce9" office:value-type="float" office:value="5.987" calcext:value-type="float">
            <text:p>5.987</text:p>
          </table:table-cell>
          <table:table-cell table:style-name="ce9" office:value-type="float" office:value="-26.367" calcext:value-type="float">
            <text:p>-26.367</text:p>
          </table:table-cell>
          <table:table-cell table:style-name="ce9" office:value-type="float" office:value="38.907" calcext:value-type="float">
            <text:p>38.907</text:p>
          </table:table-cell>
          <table:table-cell table:style-name="ce9" office:value-type="float" office:value="-13.7206" calcext:value-type="float">
            <text:p>-13.7206</text:p>
          </table:table-cell>
          <table:table-cell table:style-name="ce9" office:value-type="float" office:value="-15.7141" calcext:value-type="float">
            <text:p>-15.7141</text:p>
          </table:table-cell>
          <table:table-cell table:style-name="ce9" office:value-type="float" office:value="11.2597" calcext:value-type="float">
            <text:p>11.2597</text:p>
          </table:table-cell>
        </table:table-row>
        <table:table-row table:style-name="ro1">
          <table:table-cell table:style-name="ce3" office:value-type="string" calcext:value-type="string">
            <text:p><text:span text:style-name="T3">ρ at </text:span><text:span text:style-name="T4">T</text:span><text:span text:style-name="T5">r</text:span><text:span text:style-name="T4">=0.7 (mol/m</text:span><text:span text:style-name="T6">3</text:span><text:span text:style-name="T4">)</text:span></text:p>
          </table:table-cell>
          <table:table-cell table:style-name="ce4" office:value-type="float" office:value="4875.613" calcext:value-type="float">
            <text:p>4875.613</text:p>
          </table:table-cell>
          <table:table-cell/>
          <table:table-cell table:style-name="ce9" office:value-type="string" calcext:value-type="string">
            <text:p>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5.7497" calcext:value-type="float">
            <text:p>-5.7497</text:p>
          </table:table-cell>
          <table:table-cell table:style-name="ce9" office:value-type="float" office:value="13.2677" calcext:value-type="float">
            <text:p>13.2677</text:p>
          </table:table-cell>
          <table:table-cell table:style-name="ce9" office:value-type="float" office:value="-15.3524" calcext:value-type="float">
            <text:p>-15.3524</text:p>
          </table:table-cell>
          <table:table-cell table:style-name="ce9" office:value-type="float" office:value="8.8875" calcext:value-type="float">
            <text:p>8.8875</text:p>
          </table:table-cell>
          <table:table-cell table:style-name="ce9" office:value-type="float" office:value="-2.0466" calcext:value-type="float">
            <text:p>-2.0466</text:p>
          </table:table-cell>
        </table:table-row>
        <table:table-row table:style-name="ro1">
          <table:table-cell table:style-name="ce3" office:value-type="string" calcext:value-type="string">
            <text:p><text:span text:style-name="T3">ε</text:span><text:span text:style-name="T4">/k</text:span><text:span text:style-name="T5">B</text:span><text:span text:style-name="T4"> (K)</text:span></text:p>
          </table:table-cell>
          <table:table-cell table:style-name="ce5" table:formula="of:=[.B1]/[.B8]" office:value-type="float" office:value="259.587214781442" calcext:value-type="float">
            <text:p>259.5872147814</text:p>
          </table:table-cell>
          <table:table-cell/>
          <table:table-cell table:style-name="ce9" office:value-type="string" calcext:value-type="string">
            <text:p>c</text:p>
          </table:table-cell>
          <table:table-cell table:style-name="ce9" office:value-type="float" office:value="0.4786" calcext:value-type="float">
            <text:p>0.4786</text:p>
          </table:table-cell>
          <table:table-cell table:style-name="ce9" office:value-type="float" office:value="-1.0367" calcext:value-type="float">
            <text:p>-1.0367</text:p>
          </table:table-cell>
          <table:table-cell table:style-name="ce9" office:value-type="float" office:value="-5.8418" calcext:value-type="float">
            <text:p>-5.8418</text:p>
          </table:table-cell>
          <table:table-cell table:style-name="ce9" office:value-type="float" office:value="17.9103" calcext:value-type="float">
            <text:p>17.9103</text:p>
          </table:table-cell>
          <table:table-cell table:style-name="ce9" office:value-type="float" office:value="-13.1351" calcext:value-type="float">
            <text:p>-13.135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<text:span text:style-name="T3">σ</text:span><text:span text:style-name="T4"> (</text:span><text:span text:style-name="T7">Å</text:span><text:span text:style-name="T4">)</text:span></text:p>
          </table:table-cell>
          <table:table-cell table:style-name="ce5" table:formula="of:=10000000000*([.B9]/([.B3]*6.02214E+023))^(1/3)" office:value-type="float" office:value="3.6224980688309" calcext:value-type="float">
            <text:p>3.6224980688</text:p>
          </table:table-cell>
          <table:table-cell/>
          <table:table-cell table:style-name="ce9" office:value-type="string" calcext:value-type="string">
            <text:p>d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6.5275" calcext:value-type="float">
            <text:p>-6.5275</text:p>
          </table:table-cell>
          <table:table-cell table:style-name="ce9" office:value-type="float" office:value="13.962" calcext:value-type="float">
            <text:p>13.962</text:p>
          </table:table-cell>
          <table:table-cell table:style-name="ce9" office:value-type="float" office:value="-11.7622" calcext:value-type="float">
            <text:p>-11.7622</text:p>
          </table:table-cell>
          <table:table-cell table:style-name="ce9" office:value-type="float" office:value="3.2367" calcext:value-type="float">
            <text:p>3.2367</text:p>
          </table:table-cell>
          <table:table-cell table:style-name="ce9" office:value-type="float" office:value="-0.4277" calcext:value-type="float">
            <text:p>-0.4277</text:p>
          </table:table-cell>
        </table:table-row>
        <table:table-row table:style-name="ro2">
          <table:table-cell table:style-name="ce2" office:value-type="string" calcext:value-type="string">
            <text:p>λ</text:p>
          </table:table-cell>
          <table:table-cell table:style-name="ce5" table:formula="of:=([.E2]+[.F2]*[.$B$2]+[.G2]*[.$B$2]^2+[.H2]*[.$B$2]^3+[.I2]*[.$B$2]^4+[.J2]*[.$B$2]^5)/(1+[.F3]*[.$B$2]+[.G3]*[.$B$2]^2+[.H3]*[.$B$2]^3+[.I3]*[.$B$2]^4+[.J3]*[.$B$2]^5)" office:value-type="float" office:value="9.55099117819917" calcext:value-type="float">
            <text:p>9.5509911782</text:p>
          </table:table-cell>
          <table:table-cell/>
          <table:table-cell table:style-name="ce9" office:value-type="string" calcext:value-type="string">
            <text:p>e</text:p>
          </table:table-cell>
          <table:table-cell table:style-name="ce9" office:value-type="float" office:value="0.1148" calcext:value-type="float">
            <text:p>0.1148</text:p>
          </table:table-cell>
          <table:table-cell table:style-name="ce9" office:value-type="float" office:value="-1.0737" calcext:value-type="float">
            <text:p>-1.0737</text:p>
          </table:table-cell>
          <table:table-cell table:style-name="ce9" office:value-type="float" office:value="3.0574" calcext:value-type="float">
            <text:p>3.0574</text:p>
          </table:table-cell>
          <table:table-cell table:style-name="ce9" office:value-type="float" office:value="-3.7133" calcext:value-type="float">
            <text:p>-3.7133</text:p>
          </table:table-cell>
          <table:table-cell table:style-name="ce9" office:value-type="float" office:value="1.9717" calcext:value-type="float">
            <text:p>1.9717</text:p>
          </table:table-cell>
          <table:table-cell table:style-name="ce9" office:value-type="float" office:value="-0.3814" calcext:value-type="float">
            <text:p>-0.3814</text:p>
          </table:table-cell>
        </table:table-row>
        <table:table-row table:style-name="ro2">
          <table:table-cell office:value-type="string" calcext:value-type="string">
            <text:p>alpha=</text:p>
          </table:table-cell>
          <table:table-cell table:formula="of:=[.B6]/(3*([.B6]-3))*([.B6]/6)^(6/([.B6]-6))" office:value-type="float" office:value="1.06600592863704" calcext:value-type="float">
            <text:p>1.0660059286</text:p>
          </table:table-cell>
          <table:table-cell/>
          <table:table-cell table:style-name="ce9" office:value-type="string" calcext:value-type="string">
            <text:p>f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8.2345" calcext:value-type="float">
            <text:p>-8.2345</text:p>
          </table:table-cell>
          <table:table-cell table:style-name="ce9" office:value-type="float" office:value="22.1442" calcext:value-type="float">
            <text:p>22.1442</text:p>
          </table:table-cell>
          <table:table-cell table:style-name="ce9" office:value-type="float" office:value="-25.9044" calcext:value-type="float">
            <text:p>-25.9044</text:p>
          </table:table-cell>
          <table:table-cell table:style-name="ce9" office:value-type="float" office:value="13.319" calcext:value-type="float">
            <text:p>13.319</text:p>
          </table:table-cell>
          <table:table-cell table:style-name="ce9" office:value-type="float" office:value="-2.4978" calcext:value-type="float">
            <text:p>-2.4978</text:p>
          </table:table-cell>
        </table:table-row>
        <table:table-row table:style-name="ro2">
          <table:table-cell office:value-type="string" calcext:value-type="string">
            <text:p>Tc* =</text:p>
          </table:table-cell>
          <table:table-cell table:formula="of:=([.E4]+[.F4]*[.$B$7]+[.G4]*[.$B$7]^2+[.H4]*[.$B$7]^3+[.I4]*[.$B$7]^4+[.J4]*[.$B$7]^5)/(1+[.F5]*[.$B$7]+[.G5]*[.$B$7]^2+[.H5]*[.$B$7]^3+[.I5]*[.$B$7]^4+[.J5]*[.$B$7]^5)" office:value-type="float" office:value="3.37458838540081" calcext:value-type="float">
            <text:p>3.374588385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ho* =</text:p>
          </table:table-cell>
          <table:table-cell table:formula="of:=([.E6]+[.F6]*[.$B$7]+[.G6]*[.$B$7]^2+[.H6]*[.$B$7]^3+[.I6]*[.$B$7]^4+[.J6]*[.$B$7]^5)/(1+[.F7]*[.$B$7]+[.G7]*[.$B$7]^2+[.H7]*[.$B$7]^3+[.I7]*[.$B$7]^4+[.J7]*[.$B$7]^5)" office:value-type="float" office:value="0.139574011833359" calcext:value-type="float">
            <text:p>0.1395740118</text:p>
          </table:table-cell>
          <table:table-cell table:number-columns-repeated="8"/>
        </table:table-row>
        <table:table-row table:style-name="ro2" table:number-rows-repeated="4">
          <table:table-cell table:number-columns-repeated="10"/>
        </table:table-row>
        <table:table-row table:style-name="ro2">
          <table:table-cell/>
          <table:table-cell table:style-name="ce6" office:value-type="string" calcext:value-type="string">
            <text:p>NIST Webboo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Tc </text:p>
          </table:table-cell>
          <table:table-cell table:style-name="ce7" office:value-type="float" office:value="876" calcext:value-type="float">
            <text:p>876</text:p>
          </table:table-cell>
          <table:table-cell office:value-type="string" calcext:value-type="string">
            <text:p>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ntoine: log10(P/bar) = A − (B / (T/K + C))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8" office:value-type="float" office:value="4.72997" calcext:value-type="float">
            <text:p>4.72997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8" office:value-type="float" office:value="2759.53" calcext:value-type="float">
            <text:p>2759.5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8" office:value-type="float" office:value="-30.753" calcext:value-type="float">
            <text:p>-30.753</text:p>
          </table:table-cell>
          <table:table-cell table:style-name="ce8"/>
          <table:table-cell table:number-columns-repeated="6"/>
        </table:table-row>
        <table:table-row table:style-name="ro2">
          <table:table-cell/>
          <table:table-cell office:value-type="string" calcext:value-type="string">
            <text:p>Pc=</text:p>
          </table:table-cell>
          <table:table-cell table:style-name="ce8" table:formula="of:=10^([.$C$17]-[.$C$18]/([.C15]+[.$C$19]))" office:value-type="float" office:value="29.1882689022258" calcext:value-type="float">
            <text:p>29.1882689022</text:p>
          </table:table-cell>
          <table:table-cell table:style-name="ce8" office:value-type="string" calcext:value-type="string">
            <text:p>ba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Omega =</text:p>
          </table:table-cell>
          <table:table-cell table:style-name="ce8" table:formula="of:=-1-([.$C$17]-[.$C$18]/(0.7*[.C15]+[.$C$19]))+([.$C$17]-[.$C$18]/([.C15]+[.$C$19]))" office:value-type="float" office:value="0.473059977322854" calcext:value-type="float">
            <text:p>0.4730599773</text:p>
          </table:table-cell>
          <table:table-cell table:style-name="ce8" table:number-columns-repeated="4"/>
          <table:table-cell table:number-columns-repeated="3"/>
        </table:table-row>
        <table:table-row table:style-name="ro2">
          <table:table-cell/>
          <table:table-cell office:value-type="string" calcext:value-type="string">
            <text:p>T =</text:p>
          </table:table-cell>
          <table:table-cell table:style-name="ce4" table:formula="of:=0.7*[.C15]" office:value-type="float" office:value="613.2" calcext:value-type="float">
            <text:p>613.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 =</text:p>
          </table:table-cell>
          <table:table-cell table:style-name="ce5" table:formula="of:=10^([.$C$17]-[.$C$18]/([.C22]+[.$C$19]))" office:value-type="float" office:value="0.982083379645926" calcext:value-type="float">
            <text:p>0.9820833796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-1-LOG([.C23]/[.C20])" office:value-type="float" office:value="0.473059977322854" calcext:value-type="float">
            <text:p>0.4730599773</text:p>
          </table:table-cell>
          <table:table-cell table:number-columns-repeated="7"/>
        </table:table-row>
      </table:table>
      <table:table table:name="Phenanthrene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3">
          <table:table-cell table:style-name="ce1" office:value-type="string" calcext:value-type="string">
            <text:p><text:span text:style-name="T1">T</text:span><text:span text:style-name="T2">c</text:span><text:span text:style-name="T1"> (K)</text:span></text:p>
          </table:table-cell>
          <table:table-cell table:style-name="ce4" office:value-type="float" office:value="873" calcext:value-type="float">
            <text:p>873</text:p>
          </table:table-cell>
          <table:table-cell/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ω</text:p>
          </table:table-cell>
          <table:table-cell table:style-name="ce4" office:value-type="float" office:value="0.53148" calcext:value-type="float">
            <text:p>0.53148</text:p>
          </table:table-cell>
          <table:table-cell/>
          <table:table-cell table:style-name="ce9" office:value-type="string" calcext:value-type="string">
            <text:p>a</text:p>
          </table:table-cell>
          <table:table-cell table:style-name="ce9" office:value-type="float" office:value="5.987" calcext:value-type="float">
            <text:p>5.987</text:p>
          </table:table-cell>
          <table:table-cell table:style-name="ce9" office:value-type="float" office:value="-26.367" calcext:value-type="float">
            <text:p>-26.367</text:p>
          </table:table-cell>
          <table:table-cell table:style-name="ce9" office:value-type="float" office:value="38.907" calcext:value-type="float">
            <text:p>38.907</text:p>
          </table:table-cell>
          <table:table-cell table:style-name="ce9" office:value-type="float" office:value="-13.7206" calcext:value-type="float">
            <text:p>-13.7206</text:p>
          </table:table-cell>
          <table:table-cell table:style-name="ce9" office:value-type="float" office:value="-15.7141" calcext:value-type="float">
            <text:p>-15.7141</text:p>
          </table:table-cell>
          <table:table-cell table:style-name="ce9" office:value-type="float" office:value="11.2597" calcext:value-type="float">
            <text:p>11.259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pan text:style-name="T3">ρ at </text:span><text:span text:style-name="T4">T</text:span><text:span text:style-name="T5">r</text:span><text:span text:style-name="T4">=0.7 (mol/m</text:span><text:span text:style-name="T6">3</text:span><text:span text:style-name="T4">)</text:span></text:p>
          </table:table-cell>
          <table:table-cell table:style-name="ce4" office:value-type="float" office:value="4876.441" calcext:value-type="float">
            <text:p>4876.441</text:p>
          </table:table-cell>
          <table:table-cell/>
          <table:table-cell table:style-name="ce9" office:value-type="string" calcext:value-type="string">
            <text:p>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5.7497" calcext:value-type="float">
            <text:p>-5.7497</text:p>
          </table:table-cell>
          <table:table-cell table:style-name="ce9" office:value-type="float" office:value="13.2677" calcext:value-type="float">
            <text:p>13.2677</text:p>
          </table:table-cell>
          <table:table-cell table:style-name="ce9" office:value-type="float" office:value="-15.3524" calcext:value-type="float">
            <text:p>-15.3524</text:p>
          </table:table-cell>
          <table:table-cell table:style-name="ce9" office:value-type="float" office:value="8.8875" calcext:value-type="float">
            <text:p>8.8875</text:p>
          </table:table-cell>
          <table:table-cell table:style-name="ce9" office:value-type="float" office:value="-2.0466" calcext:value-type="float">
            <text:p>-2.046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pan text:style-name="T3">ε</text:span><text:span text:style-name="T4">/k</text:span><text:span text:style-name="T5">B</text:span><text:span text:style-name="T4"> (K)</text:span></text:p>
          </table:table-cell>
          <table:table-cell table:style-name="ce5" table:formula="of:=[.B1]/[.B8]" office:value-type="float" office:value="349.335079602475" calcext:value-type="float">
            <text:p>349.3350796025</text:p>
          </table:table-cell>
          <table:table-cell/>
          <table:table-cell table:style-name="ce9" office:value-type="string" calcext:value-type="string">
            <text:p>c</text:p>
          </table:table-cell>
          <table:table-cell table:style-name="ce9" office:value-type="float" office:value="0.4786" calcext:value-type="float">
            <text:p>0.4786</text:p>
          </table:table-cell>
          <table:table-cell table:style-name="ce9" office:value-type="float" office:value="-1.0367" calcext:value-type="float">
            <text:p>-1.0367</text:p>
          </table:table-cell>
          <table:table-cell table:style-name="ce9" office:value-type="float" office:value="-5.8418" calcext:value-type="float">
            <text:p>-5.8418</text:p>
          </table:table-cell>
          <table:table-cell table:style-name="ce9" office:value-type="float" office:value="17.9103" calcext:value-type="float">
            <text:p>17.9103</text:p>
          </table:table-cell>
          <table:table-cell table:style-name="ce9" office:value-type="float" office:value="-13.1351" calcext:value-type="float">
            <text:p>-13.135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<text:span text:style-name="T3">σ</text:span><text:span text:style-name="T4"> (</text:span><text:span text:style-name="T7">Å</text:span><text:span text:style-name="T4">)</text:span></text:p>
          </table:table-cell>
          <table:table-cell table:style-name="ce5" table:formula="of:=10000000000*([.B9]/([.B3]*6.02214E+023))^(1/3)" office:value-type="float" office:value="3.66727268762555" calcext:value-type="float">
            <text:p>3.6672726876</text:p>
          </table:table-cell>
          <table:table-cell/>
          <table:table-cell table:style-name="ce9" office:value-type="string" calcext:value-type="string">
            <text:p>d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6.5275" calcext:value-type="float">
            <text:p>-6.5275</text:p>
          </table:table-cell>
          <table:table-cell table:style-name="ce9" office:value-type="float" office:value="13.962" calcext:value-type="float">
            <text:p>13.962</text:p>
          </table:table-cell>
          <table:table-cell table:style-name="ce9" office:value-type="float" office:value="-11.7622" calcext:value-type="float">
            <text:p>-11.7622</text:p>
          </table:table-cell>
          <table:table-cell table:style-name="ce9" office:value-type="float" office:value="3.2367" calcext:value-type="float">
            <text:p>3.2367</text:p>
          </table:table-cell>
          <table:table-cell table:style-name="ce9" office:value-type="float" office:value="-0.4277" calcext:value-type="float">
            <text:p>-0.427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λ</text:p>
          </table:table-cell>
          <table:table-cell table:style-name="ce5" table:formula="of:=([.E2]+[.F2]*[.$B$2]+[.G2]*[.$B$2]^2+[.H2]*[.$B$2]^3+[.I2]*[.$B$2]^4+[.J2]*[.$B$2]^5)/(1+[.F3]*[.$B$2]+[.G3]*[.$B$2]^2+[.H3]*[.$B$2]^3+[.I3]*[.$B$2]^4+[.J3]*[.$B$2]^5)" office:value-type="float" office:value="13.5337537357964" calcext:value-type="float">
            <text:p>13.5337537358</text:p>
          </table:table-cell>
          <table:table-cell/>
          <table:table-cell table:style-name="ce9" office:value-type="string" calcext:value-type="string">
            <text:p>e</text:p>
          </table:table-cell>
          <table:table-cell table:style-name="ce9" office:value-type="float" office:value="0.1148" calcext:value-type="float">
            <text:p>0.1148</text:p>
          </table:table-cell>
          <table:table-cell table:style-name="ce9" office:value-type="float" office:value="-1.0737" calcext:value-type="float">
            <text:p>-1.0737</text:p>
          </table:table-cell>
          <table:table-cell table:style-name="ce9" office:value-type="float" office:value="3.0574" calcext:value-type="float">
            <text:p>3.0574</text:p>
          </table:table-cell>
          <table:table-cell table:style-name="ce9" office:value-type="float" office:value="-3.7133" calcext:value-type="float">
            <text:p>-3.7133</text:p>
          </table:table-cell>
          <table:table-cell table:style-name="ce9" office:value-type="float" office:value="1.9717" calcext:value-type="float">
            <text:p>1.9717</text:p>
          </table:table-cell>
          <table:table-cell table:style-name="ce9" office:value-type="float" office:value="-0.3814" calcext:value-type="float">
            <text:p>-0.38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pha=</text:p>
          </table:table-cell>
          <table:table-cell table:formula="of:=[.B6]/(3*([.B6]-3))*([.B6]/6)^(6/([.B6]-6))" office:value-type="float" office:value="0.818580257119436" calcext:value-type="float">
            <text:p>0.8185802571</text:p>
          </table:table-cell>
          <table:table-cell/>
          <table:table-cell table:style-name="ce9" office:value-type="string" calcext:value-type="string">
            <text:p>f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8.2345" calcext:value-type="float">
            <text:p>-8.2345</text:p>
          </table:table-cell>
          <table:table-cell table:style-name="ce9" office:value-type="float" office:value="22.1442" calcext:value-type="float">
            <text:p>22.1442</text:p>
          </table:table-cell>
          <table:table-cell table:style-name="ce9" office:value-type="float" office:value="-25.9044" calcext:value-type="float">
            <text:p>-25.9044</text:p>
          </table:table-cell>
          <table:table-cell table:style-name="ce9" office:value-type="float" office:value="13.319" calcext:value-type="float">
            <text:p>13.319</text:p>
          </table:table-cell>
          <table:table-cell table:style-name="ce9" office:value-type="float" office:value="-2.4978" calcext:value-type="float">
            <text:p>-2.49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* =</text:p>
          </table:table-cell>
          <table:table-cell table:formula="of:=([.E4]+[.F4]*[.$B$7]+[.G4]*[.$B$7]^2+[.H4]*[.$B$7]^3+[.I4]*[.$B$7]^4+[.J4]*[.$B$7]^5)/(1+[.F5]*[.$B$7]+[.G5]*[.$B$7]^2+[.H5]*[.$B$7]^3+[.I5]*[.$B$7]^4+[.J5]*[.$B$7]^5)" office:value-type="float" office:value="2.49903330920397" calcext:value-type="float">
            <text:p>2.499033309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ho* =</text:p>
          </table:table-cell>
          <table:table-cell table:formula="of:=([.E6]+[.F6]*[.$B$7]+[.G6]*[.$B$7]^2+[.H6]*[.$B$7]^3+[.I6]*[.$B$7]^4+[.J6]*[.$B$7]^5)/(1+[.F7]*[.$B$7]+[.G7]*[.$B$7]^2+[.H7]*[.$B$7]^3+[.I7]*[.$B$7]^4+[.J7]*[.$B$7]^5)" office:value-type="float" office:value="0.144838304984097" calcext:value-type="float">
            <text:p>0.144838305</text:p>
          </table:table-cell>
          <table:table-cell table:number-columns-repeated="10"/>
        </table:table-row>
        <table:table-row table:style-name="ro2" table:number-rows-repeated="4">
          <table:table-cell table:number-columns-repeated="12"/>
        </table:table-row>
        <table:table-row table:style-name="ro2">
          <table:table-cell/>
          <table:table-cell table:style-name="ce6" office:value-type="string" calcext:value-type="string">
            <text:p>NIST Webbook</text:p>
          </table:table-cell>
          <table:table-cell table:number-columns-repeated="5"/>
          <table:table-cell table:style-name="ce6" office:value-type="string" calcext:value-type="string">
            <text:p>Properties of Gases and Liquid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c </text:p>
          </table:table-cell>
          <table:table-cell table:style-name="ce8" office:value-type="float" office:value="873.15" calcext:value-type="float">
            <text:p>873.15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Tc </text:p>
          </table:table-cell>
          <table:table-cell table:style-name="ce8" office:value-type="float" office:value="869" calcext:value-type="float">
            <text:p>869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ntoine: log10(P/bar) = A − (B / (T/K + C))</text:p>
          </table:table-cell>
          <table:table-cell table:number-columns-repeated="5"/>
          <table:table-cell office:value-type="string" calcext:value-type="string">
            <text:p>Antoine: log10(P/bar) = A − (B / (T/K + C – 273.15)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8" office:value-type="float" office:value="4.6894" calcext:value-type="float">
            <text:p>4.6894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style-name="ce8" office:value-type="float" office:value="4.37081" calcext:value-type="float">
            <text:p>4.3708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8" office:value-type="float" office:value="2673.32" calcext:value-type="float">
            <text:p>2673.3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8" office:value-type="float" office:value="2329.54" calcext:value-type="float">
            <text:p>2329.54</text:p>
          </table:table-cell>
          <table:table-cell table:number-columns-repeated="2"/>
          <table:table-cell table:style-name="ce11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8" office:value-type="float" office:value="-40.7" calcext:value-type="float">
            <text:p>-40.7</text:p>
          </table:table-cell>
          <table:table-cell table:style-name="ce8"/>
          <table:table-cell table:number-columns-repeated="3"/>
          <table:table-cell office:value-type="string" calcext:value-type="string">
            <text:p>C</text:p>
          </table:table-cell>
          <table:table-cell table:style-name="ce8" office:value-type="float" office:value="195.28" calcext:value-type="float">
            <text:p>195.28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office:value-type="string" calcext:value-type="string">
            <text:p>Pc=</text:p>
          </table:table-cell>
          <table:table-cell table:style-name="ce8" table:formula="of:=10^([.$C$17]-[.$C$18]/([.C15]+[.$C$19]))" office:value-type="float" office:value="30.0615887081433" calcext:value-type="float">
            <text:p>30.0615887081</text:p>
          </table:table-cell>
          <table:table-cell table:style-name="ce8" office:value-type="string" calcext:value-type="string">
            <text:p>bar</text:p>
          </table:table-cell>
          <table:table-cell table:number-columns-repeated="3"/>
          <table:table-cell office:value-type="string" calcext:value-type="string">
            <text:p>Pc=</text:p>
          </table:table-cell>
          <table:table-cell table:style-name="ce8" table:formula="of:=10^([.$I$17]-[.$I$18]/([.I15]+[.$I$19]-273.15))" office:value-type="float" office:value="26.6831469139885" calcext:value-type="float">
            <text:p>26.683146914</text:p>
          </table:table-cell>
          <table:table-cell table:style-name="ce8" office:value-type="string" calcext:value-type="string">
            <text:p>b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mega =</text:p>
          </table:table-cell>
          <table:table-cell table:style-name="ce8" table:formula="of:=-1-([.$C$17]-[.$C$18]/(0.7*[.C15]+[.$C$19]))+([.$C$17]-[.$C$18]/([.C15]+[.$C$19]))" office:value-type="float" office:value="0.474495487947086" calcext:value-type="float">
            <text:p>0.4744954879</text:p>
          </table:table-cell>
          <table:table-cell table:style-name="ce8"/>
          <table:table-cell table:number-columns-repeated="3"/>
          <table:table-cell office:value-type="string" calcext:value-type="string">
            <text:p>Omega =</text:p>
          </table:table-cell>
          <table:table-cell table:style-name="ce8" table:formula="of:=-1-([.$I$17]-[.$I$18]/(0.7*[.I15]-273.15+[.$I$19]))+([.$I$17]-[.$I$18]/([.I15]-273.15+[.$I$19]))" office:value-type="float" office:value="0.447222383247498" calcext:value-type="float">
            <text:p>0.4472223832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office:value-type="string" calcext:value-type="string">
            <text:p>T =</text:p>
          </table:table-cell>
          <table:table-cell table:style-name="ce4" table:formula="of:=0.7*[.C15]" office:value-type="float" office:value="611.205" calcext:value-type="float">
            <text:p>611.205</text:p>
          </table:table-cell>
          <table:table-cell table:number-columns-repeated="4"/>
          <table:table-cell office:value-type="string" calcext:value-type="string">
            <text:p>T =</text:p>
          </table:table-cell>
          <table:table-cell table:style-name="ce4" table:formula="of:=0.7*[.I15]" office:value-type="float" office:value="608.3" calcext:value-type="float">
            <text:p>608.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 =</text:p>
          </table:table-cell>
          <table:table-cell table:style-name="ce5" table:formula="of:=10^([.$C$17]-[.$C$18]/([.C22]+[.$C$19]))" office:value-type="float" office:value="1.00812977250792" calcext:value-type="float">
            <text:p>1.0081297725</text:p>
          </table:table-cell>
          <table:table-cell table:number-columns-repeated="4"/>
          <table:table-cell office:value-type="string" calcext:value-type="string">
            <text:p>P =</text:p>
          </table:table-cell>
          <table:table-cell table:style-name="ce5" table:formula="of:=10^([.$C$17]-[.$C$18]/([.I22]+[.$C$19]))" office:value-type="float" office:value="0.953968198090185" calcext:value-type="float">
            <text:p>0.9539681981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-1-LOG([.C23]/[.C20])" office:value-type="float" office:value="0.474495487947086" calcext:value-type="float">
            <text:p>0.4744954879</text:p>
          </table:table-cell>
          <table:table-cell table:number-columns-repeated="5"/>
          <table:table-cell table:formula="of:=-1-LOG([.I23]/[.I20])" office:value-type="float" office:value="0.446703150277273" calcext:value-type="float">
            <text:p>0.4467031503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Vc =</text:p>
          </table:table-cell>
          <table:table-cell table:style-name="ce10" office:value-type="float" office:value="554" calcext:value-type="float">
            <text:p>554</text:p>
          </table:table-cell>
          <table:table-cell office:value-type="string" calcext:value-type="string">
            <text:p>cm3/mol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rho(C) </text:p>
          </table:table-cell>
          <table:table-cell table:style-name="ce10" table:formula="of:=1000000/[.I25]" office:value-type="float" office:value="1805.05415162455" calcext:value-type="float">
            <text:p>1805.0541516246</text:p>
          </table:table-cell>
          <table:table-cell office:value-type="string" calcext:value-type="string">
            <text:p>mol/m^3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MM=</text:p>
          </table:table-cell>
          <table:table-cell table:style-name="ce10" office:value-type="float" office:value="178.233" calcext:value-type="float">
            <text:p>178.233</text:p>
          </table:table-cell>
          <table:table-cell office:value-type="string" calcext:value-type="string">
            <text:p>g/mol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rho(C) </text:p>
          </table:table-cell>
          <table:table-cell table:formula="of:=[.I27]/[.I25]" office:value-type="float" office:value="0.321720216606498" calcext:value-type="float">
            <text:p>0.3217202166</text:p>
          </table:table-cell>
          <table:table-cell office:value-type="string" calcext:value-type="string">
            <text:p>g/cm3</text:p>
          </table:table-cell>
          <table:table-cell table:number-columns-repeated="2"/>
        </table:table-row>
      </table:table>
      <table:table table:name="Phenanthrene-NIST" table:style-name="ta1">
        <table:table-column table:style-name="co1" table:default-cell-style-name="ce3"/>
        <table:table-column table:style-name="co2" table:default-cell-style-name="ce4"/>
        <table:table-column table:style-name="co2" table:default-cell-style-name="Default"/>
        <table:table-column table:style-name="co2" table:number-columns-repeated="7" table:default-cell-style-name="ce9"/>
        <table:table-row table:style-name="ro1">
          <table:table-cell table:style-name="ce1" office:value-type="string" calcext:value-type="string">
            <text:p><text:span text:style-name="T1">T</text:span><text:span text:style-name="T2">c</text:span><text:span text:style-name="T1"> (K)</text:span></text:p>
          </table:table-cell>
          <table:table-cell office:value-type="float" office:value="869" calcext:value-type="float">
            <text:p>86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ω</text:p>
          </table:table-cell>
          <table:table-cell office:value-type="float" office:value="0.331332458662923" calcext:value-type="float">
            <text:p>0.3313324587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.987" calcext:value-type="float">
            <text:p>5.987</text:p>
          </table:table-cell>
          <table:table-cell office:value-type="float" office:value="-26.367" calcext:value-type="float">
            <text:p>-26.367</text:p>
          </table:table-cell>
          <table:table-cell office:value-type="float" office:value="38.907" calcext:value-type="float">
            <text:p>38.907</text:p>
          </table:table-cell>
          <table:table-cell office:value-type="float" office:value="-13.7206" calcext:value-type="float">
            <text:p>-13.7206</text:p>
          </table:table-cell>
          <table:table-cell office:value-type="float" office:value="-15.7141" calcext:value-type="float">
            <text:p>-15.7141</text:p>
          </table:table-cell>
          <table:table-cell office:value-type="float" office:value="11.2597" calcext:value-type="float">
            <text:p>11.2597</text:p>
          </table:table-cell>
        </table:table-row>
        <table:table-row table:style-name="ro1">
          <table:table-cell office:value-type="string" calcext:value-type="string">
            <text:p><text:span text:style-name="T3">ρ at </text:span><text:span text:style-name="T4">T</text:span><text:span text:style-name="T5">r</text:span><text:span text:style-name="T4">=0.7 (mol/m</text:span><text:span text:style-name="T6">3</text:span><text:span text:style-name="T4">)</text:span></text:p>
          </table:table-cell>
          <table:table-cell office:value-type="float" office:value="3419.98247359178" calcext:value-type="float">
            <text:p>3419.982473591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-5.7497" calcext:value-type="float">
            <text:p>-5.7497</text:p>
          </table:table-cell>
          <table:table-cell office:value-type="float" office:value="13.2677" calcext:value-type="float">
            <text:p>13.2677</text:p>
          </table:table-cell>
          <table:table-cell office:value-type="float" office:value="-15.3524" calcext:value-type="float">
            <text:p>-15.3524</text:p>
          </table:table-cell>
          <table:table-cell office:value-type="float" office:value="8.8875" calcext:value-type="float">
            <text:p>8.8875</text:p>
          </table:table-cell>
          <table:table-cell office:value-type="float" office:value="-2.0466" calcext:value-type="float">
            <text:p>-2.0466</text:p>
          </table:table-cell>
        </table:table-row>
        <table:table-row table:style-name="ro1">
          <table:table-cell office:value-type="string" calcext:value-type="string">
            <text:p><text:span text:style-name="T3">ε</text:span><text:span text:style-name="T4">/k</text:span><text:span text:style-name="T5">B</text:span><text:span text:style-name="T4"> (K)</text:span></text:p>
          </table:table-cell>
          <table:table-cell table:style-name="ce5" table:formula="of:=[.B1]/[.B8]" office:value-type="float" office:value="257.485178583901" calcext:value-type="float">
            <text:p>257.485178583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4786" calcext:value-type="float">
            <text:p>0.4786</text:p>
          </table:table-cell>
          <table:table-cell office:value-type="float" office:value="-1.0367" calcext:value-type="float">
            <text:p>-1.0367</text:p>
          </table:table-cell>
          <table:table-cell office:value-type="float" office:value="-5.8418" calcext:value-type="float">
            <text:p>-5.8418</text:p>
          </table:table-cell>
          <table:table-cell office:value-type="float" office:value="17.9103" calcext:value-type="float">
            <text:p>17.9103</text:p>
          </table:table-cell>
          <table:table-cell office:value-type="float" office:value="-13.1351" calcext:value-type="float">
            <text:p>-13.13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pan text:style-name="T3">σ</text:span><text:span text:style-name="T4"> (</text:span><text:span text:style-name="T7">Å</text:span><text:span text:style-name="T4">)</text:span></text:p>
          </table:table-cell>
          <table:table-cell table:style-name="ce5" table:formula="of:=10000000000*([.B9]/([.B3]*6.02214E+023))^(1/3)" office:value-type="float" office:value="4.07699994365148" calcext:value-type="float">
            <text:p>4.076999943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-6.5275" calcext:value-type="float">
            <text:p>-6.5275</text:p>
          </table:table-cell>
          <table:table-cell office:value-type="float" office:value="13.962" calcext:value-type="float">
            <text:p>13.962</text:p>
          </table:table-cell>
          <table:table-cell office:value-type="float" office:value="-11.7622" calcext:value-type="float">
            <text:p>-11.7622</text:p>
          </table:table-cell>
          <table:table-cell office:value-type="float" office:value="3.2367" calcext:value-type="float">
            <text:p>3.2367</text:p>
          </table:table-cell>
          <table:table-cell office:value-type="float" office:value="-0.4277" calcext:value-type="float">
            <text:p>-0.4277</text:p>
          </table:table-cell>
        </table:table-row>
        <table:table-row table:style-name="ro2">
          <table:table-cell table:style-name="ce2" office:value-type="string" calcext:value-type="string">
            <text:p>λ</text:p>
          </table:table-cell>
          <table:table-cell table:style-name="ce5" table:formula="of:=([.E2]+[.F2]*[.$B$2]+[.G2]*[.$B$2]^2+[.H2]*[.$B$2]^3+[.I2]*[.$B$2]^4+[.J2]*[.$B$2]^5)/(1+[.F3]*[.$B$2]+[.G3]*[.$B$2]^2+[.H3]*[.$B$2]^3+[.I3]*[.$B$2]^4+[.J3]*[.$B$2]^5)" office:value-type="float" office:value="9.55000000507986" calcext:value-type="float">
            <text:p>9.5500000051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.1148" calcext:value-type="float">
            <text:p>0.1148</text:p>
          </table:table-cell>
          <table:table-cell office:value-type="float" office:value="-1.0737" calcext:value-type="float">
            <text:p>-1.0737</text:p>
          </table:table-cell>
          <table:table-cell office:value-type="float" office:value="3.0574" calcext:value-type="float">
            <text:p>3.0574</text:p>
          </table:table-cell>
          <table:table-cell office:value-type="float" office:value="-3.7133" calcext:value-type="float">
            <text:p>-3.7133</text:p>
          </table:table-cell>
          <table:table-cell office:value-type="float" office:value="1.9717" calcext:value-type="float">
            <text:p>1.9717</text:p>
          </table:table-cell>
          <table:table-cell office:value-type="float" office:value="-0.3814" calcext:value-type="float">
            <text:p>-0.3814</text:p>
          </table:table-cell>
        </table:table-row>
        <table:table-row table:style-name="ro2">
          <table:table-cell table:style-name="Default" office:value-type="string" calcext:value-type="string">
            <text:p>alpha=</text:p>
          </table:table-cell>
          <table:table-cell table:style-name="Default" table:formula="of:=[.B6]/(3*([.B6]-3))*([.B6]/6)^(6/([.B6]-6))" office:value-type="float" office:value="1.06610340730447" calcext:value-type="float">
            <text:p>1.066103407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-8.2345" calcext:value-type="float">
            <text:p>-8.2345</text:p>
          </table:table-cell>
          <table:table-cell office:value-type="float" office:value="22.1442" calcext:value-type="float">
            <text:p>22.1442</text:p>
          </table:table-cell>
          <table:table-cell office:value-type="float" office:value="-25.9044" calcext:value-type="float">
            <text:p>-25.9044</text:p>
          </table:table-cell>
          <table:table-cell office:value-type="float" office:value="13.319" calcext:value-type="float">
            <text:p>13.319</text:p>
          </table:table-cell>
          <table:table-cell office:value-type="float" office:value="-2.4978" calcext:value-type="float">
            <text:p>-2.4978</text:p>
          </table:table-cell>
        </table:table-row>
        <table:table-row table:style-name="ro2">
          <table:table-cell table:style-name="Default" office:value-type="string" calcext:value-type="string">
            <text:p>Tc* =</text:p>
          </table:table-cell>
          <table:table-cell table:style-name="Default" table:formula="of:=([.E4]+[.F4]*[.$B$7]+[.G4]*[.$B$7]^2+[.H4]*[.$B$7]^3+[.I4]*[.$B$7]^4+[.J4]*[.$B$7]^5)/(1+[.F5]*[.$B$7]+[.G5]*[.$B$7]^2+[.H5]*[.$B$7]^3+[.I5]*[.$B$7]^4+[.J5]*[.$B$7]^5)" office:value-type="float" office:value="3.37495154004306" calcext:value-type="float">
            <text:p>3.37495154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Rho* =</text:p>
          </table:table-cell>
          <table:table-cell table:style-name="Default" table:formula="of:=([.E6]+[.F6]*[.$B$7]+[.G6]*[.$B$7]^2+[.H6]*[.$B$7]^3+[.I6]*[.$B$7]^4+[.J6]*[.$B$7]^5)/(1+[.F7]*[.$B$7]+[.G7]*[.$B$7]^2+[.H7]*[.$B$7]^3+[.I7]*[.$B$7]^4+[.J7]*[.$B$7]^5)" office:value-type="float" office:value="0.139571531620802" calcext:value-type="float">
            <text:p>0.1395715316</text:p>
          </table:table-cell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LCDH+Times-Roman" svg:font-family="MALCDH+Times-Roman"/>
    <style:font-face style:name="Ubuntu" svg:font-family="Ubuntu"/>
    <style:font-face style:name="F" svg:font-family="" style:font-family-generic="roman"/>
    <style:font-face style:name="IHMNML+AdvOT2e364b11" svg:font-family="IHMNML+AdvOT2e364b11" style:font-family-generic="roman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5">00/00/0000</text:date>, <text:time style:data-style-name="N2" text:time-value="17:39:55.865243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4:50:36.310290984</meta:creation-date>
    <dc:date>2018-08-25T01:28:56.184672154</dc:date>
    <meta:editing-duration>PT13H53M53S</meta:editing-duration>
    <meta:editing-cycles>26</meta:editing-cycles>
    <meta:generator>LibreOffice/5.1.6.2$Linux_X86_64 LibreOffice_project/10m0$Build-2</meta:generator>
    <meta:document-statistic meta:table-count="3" meta:cell-count="273" meta:object-count="0"/>
  </office:meta>
</office:document-meta>
</file>